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2.037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1.03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10000">
      <style:table-cell-properties fo:border-bottom="0.06pt solid #000000" fo:background-color="transparent" fo:wrap-option="wrap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10000">
      <style:table-cell-properties fo:border-bottom="none" fo:background-color="transparent" fo:wrap-option="wrap" fo:border-left="0.06pt solid #000000" fo:border-right="none" fo:border-top="0.06pt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10000">
      <style:table-cell-properties fo:border-bottom="none" fo:background-color="#ffffff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10000">
      <style:table-cell-properties fo:border-bottom="none" fo:background-color="transparent" fo:wrap-option="wrap" fo:border-left="none" fo:border-right="none" fo:border-top="0.06pt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1000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10000">
      <style:table-cell-properties fo:border-bottom="0.06pt solid #000000" fo:background-color="transparent" fo:wrap-option="wrap" fo:border-left="none" fo:border-right="0.06pt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10000">
      <style:table-cell-properties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10000">
      <style:table-cell-properties fo:border-bottom="none" fo:background-color="transparent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1000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4" style:family="table-cell" style:parent-style-name="Excel_20_Built-in_20_Normal" style:data-style-name="N10000">
      <style:table-cell-properties fo:border-bottom="none" fo:background-color="transparent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1000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4" office:value-type="string">
            <text:p>2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5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5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4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5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5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4" office:value-type="string">
            <text:p>kilka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5" office:value-type="string">
            <text:p>4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9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4" office:value-type="string">
            <text:p>około tygodnia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5" office:value-type="string">
            <text:p>2-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0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4" office:value-type="string">
            <text:p>jakiś tydzień.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0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2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3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2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4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style-name="ce21"/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5" table:number-rows-repeated="1048491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7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7P0"/>
    </number:currency-style>
    <number:currency-style style:name="N10106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Dell Latitude E6540</meta:initial-creator>
    <meta:creation-date>2014-11-04T22:12:00Z</meta:creation-date>
    <dc:date>2014-12-04T14:26:45.97</dc:date>
    <meta:editing-cycles>10</meta:editing-cycles>
    <meta:editing-duration>PT1H1M43S</meta:editing-duration>
    <meta:document-statistic meta:table-count="1" meta:cell-count="262" meta:object-count="0"/>
  </office:meta>
</office:document-meta>
</file>